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Options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Options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Options.isTra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Options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Options.setMatcherName( String 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Options.getMatch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Options.setArtifactFilter( Filter artifact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Options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Options.setTransitive(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allOptions.getArtifac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